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220000049F26AC62B6D0E2ACE4.png" manifest:media-type="image/png"/>
  <manifest:file-entry manifest:full-path="Pictures/10000001000005740000028AE06CE18C8F314DE7.png" manifest:media-type="image/png"/>
  <manifest:file-entry manifest:full-path="Pictures/100000010000058E000002CAAC0747022BF6D1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width="6.6929in" svg:height="3.3602in" draw:z-index="2"><draw:image xlink:href="Pictures/100000010000058E000002CAAC0747022BF6D161.png" xlink:type="simple" xlink:show="embed" xlink:actuate="onLoad" draw:mime-type="image/png"/></draw:frame></text:p>
      <text:p text:style-name="Standard"><draw:frame draw:style-name="fr1" draw:name="Image1" text:anchor-type="char" svg:width="6.6929in" svg:height="3.1161in" draw:z-index="0"><draw:image xlink:href="Pictures/10000001000005740000028AE06CE18C8F314DE7.png" xlink:type="simple" xlink:show="embed" xlink:actuate="onLoad" draw:mime-type="image/png"/></draw:frame><draw:frame draw:style-name="fr2" draw:name="Image2" text:anchor-type="char" svg:width="6.6929in" svg:height="6.0256in" draw:z-index="1"><draw:image xlink:href="Pictures/10000001000005220000049F26AC62B6D0E2AC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7:49:47.161380777</meta:creation-date>
    <dc:date>2023-08-30T17:57:53.251003701</dc:date>
    <meta:editing-duration>PT4M38S</meta:editing-duration>
    <meta:editing-cycles>2</meta:editing-cycles>
    <meta:generator>LibreOffice/7.5.5.2$Linux_X86_64 LibreOffice_project/5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